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0.7937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UserID</text:p>
          </table:table-cell>
          <table:table-cell office:value-type="string">
            <text:p>Revenue</text:p>
          </table:table-cell>
          <table:table-cell office:value-type="string">
            <text:p>TimeOnSite</text:p>
          </table:table-cell>
          <table:table-cell office:value-type="string">
            <text:p>Pageviews</text:p>
          </table:table-cell>
          <table:table-cell office:value-type="string">
            <text:p>ReturnVisits</text:p>
          </table:table-cell>
          <table:table-cell>
            <draw:frame table:end-cell-address="Sheet1.O33" table:end-x="0.5587in" table:end-y="0.1154in" draw:z-index="0" draw:style-name="gr1" svg:width="7.5669in" svg:height="5.6402in" svg:x="0.1039in" svg:y="0.0098in">
              <draw:object draw:notify-on-update-of-ranges="Sheet1.D1:Sheet1.D21 Sheet1.C1:Sheet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3"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4">07/04/2010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4T14:51:35</dc:date>
    <dc:creator>Dan Damkoehler</dc:creator>
    <meta:generator>OpenOffice.org/3.2$Unix OpenOffice.org_project/320m18$Build-9502</meta:generator>
    <meta:editing-duration>PT22H21M28S</meta:editing-duration>
    <meta:editing-cycles>1</meta:editing-cycles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40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" chart:interval-major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21cm" svg:height="14.327cm" xlink:href=".." chart:class="chart:scatter" chart:column-mapping="1 0" chart:style-name="ch1">
        <chart:plot-area chart:style-name="ch2" table:cell-range-address="Sheet1.C1:Sheet1.D21" svg:x="0.567cm" svg:y="0.286cm" svg:width="18.27cm" svg:height="13.67cm">
          <chart:axis chart:dimension="x" chart:name="primary-x" chart:style-name="ch3">
            <chart:title svg:x="9.065cm" svg:y="13.678cm" chart:style-name="ch4">
              <text:p>Time On Site</text:p>
            </chart:title>
            <chart:grid chart:style-name="ch5" chart:class="major"/>
          </chart:axis>
          <chart:axis chart:dimension="y" chart:name="primary-y" chart:style-name="ch6">
            <chart:title svg:x="0.385cm" svg:y="7.479cm" chart:style-name="ch7">
              <text:p>Revenue</text:p>
            </chart:title>
            <chart:grid chart:style-name="ch5" chart:class="major"/>
          </chart:axis>
          <chart:series chart:style-name="ch8" chart:values-cell-range-address="Sheet1.C1:Sheet1.C21" chart:class="chart:scatter">
            <chart:domain table:cell-range-address="Sheet1.D1:Sheet1.D21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D1:Sheet1.D21">1.#NAN</text:p>
              </table:table-cell>
              <table:table-cell office:value-type="float" office:value="1.#NAN">
                <text:p text:id="Sheet1.C1:Sheet1.C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